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ida grande" svg:font-family="'lucida grande', tahoma, verdana, arial, sans-serif"/>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ignature">
      <style:paragraph-properties fo:text-align="center" style:justify-single-word="false"/>
    </style:style>
    <style:style style:name="P3" style:family="paragraph" style:parent-style-name="Signature">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Heading">
      <style:paragraph-properties fo:break-before="page"/>
    </style:style>
    <style:style style:name="P7" style:family="paragraph" style:parent-style-name="Subtitle" style:master-page-name="First_20_Page">
      <style:paragraph-properties style:page-number="auto"/>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start" style:justify-single-word="false"/>
    </style:style>
    <style:style style:name="P13" style:family="paragraph" style:parent-style-name="Text_20_body" style:list-style-name="L1"/>
    <style:style style:name="P14" style:family="paragraph" style:parent-style-name="Text_20_body">
      <style:text-properties style:use-window-font-color="true" style:font-name="DejaVu Sans"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Text_20_body">
      <style:paragraph-properties fo:margin-left="0cm" fo:margin-right="0cm" fo:text-align="justify" style:justify-single-word="false" fo:text-indent="0cm" style:auto-text-indent="false"/>
      <style:text-properties style:font-name="Times New Roman" style:font-name-complex="Times New Roman1"/>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ubject/><text:subject/>The Software Development Life Cycle Group Project</text:p>
      <text:p text:style-name="Title">Maintenance manual<text:title/></text:p>
      <table:table table:name="Properties" table:style-name="Properties">
        <table:table-column table:style-name="Properties.A" table:number-columns-repeated="2"/>
        <table:table-row>
          <table:table-cell table:style-name="Properties.A1" office:value-type="string">
            <text:p text:style-name="P1">Author(s)</text:p>
          </table:table-cell>
          <table:table-cell table:style-name="Properties.B1" office:value-type="string">
            <text:p text:style-name="Table_20_Contents">John Bolton, Sam Clements, Stoyko Kodzhabashev, Miles Warburton</text:p>
          </table:table-cell>
        </table:table-row>
        <table:table-row>
          <table:table-cell table:style-name="Properties.A1" office:value-type="string">
            <text:p text:style-name="P1">Configuration Reference</text:p>
          </table:table-cell>
          <table:table-cell table:style-name="Properties.B1" office:value-type="string">
            <text:p text:style-name="Table_20_Contents"/>
          </table:table-cell>
        </table:table-row>
        <table:table-row>
          <table:table-cell table:style-name="Properties.B1" office:value-type="string">
            <text:p text:style-name="P1">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1">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1">Document Status</text:p>
          </table:table-cell>
          <table:table-cell table:style-name="Properties.B1" office:value-type="string">
            <text:p text:style-name="Table_20_Contents"><text:variable-set text:name="DocumentStatus" office:value-type="string">For Review</text:variable-set></text:p>
          </table:table-cell>
        </table:table-row>
      </table:table>
      <text:p text:style-name="P3"><draw:frame draw:style-name="fr1" draw:name="Frame1" text:anchor-type="paragraph" fo:min-width="8.5cm" style:rel-width="50%" draw:z-index="0"><draw:text-box fo:min-height="0.499cm"><text:p text:style-name="P3">Department of Computer Science</text:p><text:p text:style-name="P3">Aberystwyth University</text:p><text:p text:style-name="P3">Aberystwyth</text:p><text:p text:style-name="P3">Ceredigion</text:p><text:p text:style-name="P3">SY23 3DB</text:p><text:p text:style-name="P2"/><text:p text:style-name="P2">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10">1Program description<text:tab/>3</text:p>
          <text:p text:style-name="P10">2Program structure<text:tab/>3</text:p>
          <text:p text:style-name="P10">3Algorithms<text:tab/>3</text:p>
          <text:p text:style-name="P10">4Main Data Areas<text:tab/>4</text:p>
          <text:p text:style-name="P10">5Files<text:tab/>4</text:p>
          <text:p text:style-name="P10">6Interfaces<text:tab/>4</text:p>
          <text:p text:style-name="P10">7Suggestions For Improvements<text:tab/>4</text:p>
          <text:p text:style-name="P10">8Things to watch when making changes<text:tab/>4</text:p>
          <text:p text:style-name="P10">9Physical limitations of the program<text:tab/>4</text:p>
          <text:p text:style-name="P10">10Rebuilding and testing<text:tab/>4</text:p>
          <text:p text:style-name="P10">11REFERENCES<text:tab/>5</text:p>
          <text:p text:style-name="P10">12DOCUMENT CHANGE HISTORY<text:tab/>5</text:p>
        </text:index-body>
      </text:table-of-content>
      <text:p text:style-name="P3"/>
      <text:p text:style-name="P4"/>
      <text:h text:style-name="P5" text:outline-level="1" text:restart-numbering="true" text:start-value="-1">Program description</text:h>
      <text:p text:style-name="P4">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1" text:outline-level="1">Program structure</text:h>
      <text:p text:style-name="Text_20_body">The program, while not fully completed, has several significant components:</text:p>
      <text:p text:style-name="Text_20_body"/>
      <text:list xml:id="list2553237634324367562" text:style-name="L1">
        <text:list-item>
          <text:p text:style-name="P13">The data structures -- `aber.dcs.cs211.group07.data` -- which contains a large number of classes detailing the various objects that the program uses or had plans to use (for instance, the Request and Offer classes ended up unused).</text:p>
          <text:p text:style-name="P13"/>
        </text:list-item>
        <text:list-item>
          <text:p text:style-name="P13">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28327790" text:continue-numbering="true" text:style-name="L1">
        <text:list-item>
          <text:p text:style-name="P13">The JSP/HTML front end. This includes the various pages that were done as part of the front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ed to the live server to test this.</text:p>
          <text:p text:style-name="P13"/>
        </text:list-item>
        <text:list-item>
          <text:p text:style-name="P13">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1" text:outline-level="1">Algorithms</text:h>
      <text:p text:style-name="Text_20_body"/>
      <text:h text:style-name="Heading_20_1" text:outline-level="1"><text:soft-page-break/>Main Data Areas</text:h>
      <text:p text:style-name="Text_20_body">The data structures are defined in the Design Specification, under the heading "Monster Mash Significant Classes".</text:p>
      <text:h text:style-name="Heading_20_1" text:outline-level="1">Files</text:h>
      <text:p text:style-name="Text_20_body">Our program used no fixed or created files, as all data was stored in an SQL database.</text:p>
      <text:p text:style-name="Text_20_body"/>
      <text:p text:style-name="Text_20_body">A dump of the SQL database from the instance of our application can be found in `sql/handyman_monster.sql`.</text:p>
      <text:h text:style-name="Heading_20_1" text:outline-level="1">Interfaces</text:h>
      <text:p text:style-name="Text_20_body"/>
      <text:h text:style-name="Heading_20_1" text:outline-level="1">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h text:style-name="Heading_20_1" text:outline-level="1">Things to watch when making changes</text:h>
      <text:p text:style-name="Standard">Make sure to read the documentation regarding which API your using/going to use as this is very important for implementing server to server communication.</text:p>
      <text:p text:style-name="Standard">If your going edit the database, make sure that it is reflected in the source code, as this program relies heavily on a MySQL back end to store its data.</text:p>
      <text:h text:style-name="Heading_20_1" text:outline-level="1">Physical limitations of the program</text:h>
      <text:p text:style-name="Standard">Our system hasn't been stress tested, so it is uncertain how it will perform during times of <text:s/>high traffic.</text:p>
      <text:h text:style-name="Heading_20_1" text:outline-level="1">Rebuilding and testing</text:h>
      <text:p text:style-name="P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ext:soft-page-break/>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p text:style-name="P9"/>
      <text:h text:style-name="Heading_20_1" text:outline-level="1">REFERENCES</text:h>
      <text:p text:style-name="P14"/>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11">Version</text:p>
            </table:table-cell>
            <table:table-cell table:style-name="Changes.A1" office:value-type="string">
              <text:p text:style-name="P11">CCF No.</text:p>
            </table:table-cell>
            <table:table-cell table:style-name="Changes.A1" office:value-type="string">
              <text:p text:style-name="P11">Date</text:p>
            </table:table-cell>
            <table:table-cell table:style-name="Changes.A1" office:value-type="string">
              <text:p text:style-name="P12">Sections changed</text:p>
            </table:table-cell>
            <table:table-cell table:style-name="Changes.E1" office:value-type="string">
              <text:p text:style-name="P12">Changed by</text:p>
            </table:table-cell>
          </table:table-row>
        </table:table-header-rows>
        <table:table-row table:style-name="Changes.1">
          <table:table-cell table:style-name="Changes.A2" office:value-type="float" office:value="1">
            <text:p text:style-name="P8">1</text:p>
          </table:table-cell>
          <table:table-cell table:style-name="Changes.B2" office:value-type="string">
            <text:p text:style-name="P8">N/A</text:p>
          </table:table-cell>
          <table:table-cell table:style-name="Changes.C2" office:value-type="date" office:date-value="2013-02-18">
            <text:p text:style-name="P8">18/02/13</text:p>
          </table:table-cell>
          <table:table-cell table:style-name="Changes.B2" office:value-type="string">
            <text:p text:style-name="Table_20_Contents">Document created</text:p>
          </table:table-cell>
          <table:table-cell table:style-name="Changes.E2" office:value-type="string">
            <text:p text:style-name="Table_20_Contents">John Bolto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ida grande" svg:font-family="'lucida grande', tahoma, verdana, arial, sans-serif"/>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1:19:04.91</meta:creation-date>
    <dc:date>2013-02-18T08:18:24.73</dc:date>
    <meta:editing-duration>PT38M27S</meta:editing-duration>
    <meta:editing-cycles>2</meta:editing-cycles>
    <meta:generator>OpenOffice.org/3.4$Win32 OpenOffice.org_project/340m1$Build-9590</meta:generator>
    <meta:document-statistic meta:table-count="2" meta:image-count="0" meta:object-count="0" meta:page-count="5" meta:paragraph-count="67" meta:word-count="1151" meta:character-count="6876"/>
  </office:meta>
</office:document-meta>
</file>